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28cm"/>
    </style:style>
    <style:style style:name="co2" style:family="table-column">
      <style:table-column-properties fo:break-before="auto" style:column-width="8.502cm"/>
    </style:style>
    <style:style style:name="co3" style:family="table-column">
      <style:table-column-properties fo:break-before="auto" style:column-width="7.534cm"/>
    </style:style>
    <style:style style:name="co4" style:family="table-column">
      <style:table-column-properties fo:break-before="auto" style:column-width="7.521cm"/>
    </style:style>
    <style:style style:name="co5" style:family="table-column">
      <style:table-column-properties fo:break-before="auto" style:column-width="8.031cm"/>
    </style:style>
    <style:style style:name="co6" style:family="table-column">
      <style:table-column-properties fo:break-before="auto" style:column-width="7.782cm"/>
    </style:style>
    <style:style style:name="co7" style:family="table-column">
      <style:table-column-properties fo:break-before="auto" style:column-width="8.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168253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ce4"/>
        <table:table-column table:style-name="co6" table:default-cell-style-name="ce5"/>
        <table:table-column table:style-name="co7" table:default-cell-style-name="ce6"/>
        <table:table-column table:style-name="co8" table:number-columns-repeated="2" table:default-cell-style-name="ce7"/>
        <table:table-row table:style-name="ro1">
          <table:table-cell table:style-name="ce1" office:value-type="string" calcext:value-type="string">
            <text:p>if mapintcounter == 0: osmap(Maplocationxinteger + 0, maplocationyinteger + 0</text:p>
          </table:table-cell>
          <table:table-cell table:style-name="ce1" office:value-type="string" calcext:value-type="string">
            <text:p>if mapintcounter == 1: osmap(Maplocationxinteger + 1, maplocationyinteger + 0</text:p>
          </table:table-cell>
          <table:table-cell office:value-type="string" calcext:value-type="string">
            <text:p>if mapintcounter == 6: osmap(Maplocationxinteger + 2, maplocationyinteger + 0</text:p>
          </table:table-cell>
          <table:table-cell office:value-type="string" calcext:value-type="string">
            <text:p>if mapintcounter == 12: osmap(Maplocationxinteger + 3, maplocationyinteger <text:s/>+ 0</text:p>
          </table:table-cell>
          <table:table-cell office:value-type="string" calcext:value-type="string">
            <text:p>if mapintcounter == 20: osmap(Maplocationxinteger + 4, maplocationyinteger <text:s/>+ 0</text:p>
          </table:table-cell>
          <table:table-cell office:value-type="string" calcext:value-type="string">
            <text:p>if mapintcounter == 30: osmap(Maplocationxinteger + 5, maplocationyinteger <text:s/>+ 0</text:p>
          </table:table-cell>
          <table:table-cell office:value-type="string" calcext:value-type="string">
            <text:p>if mapintcounter == 42: osmap(maplocationxinteger + 6, maplocationyinteger <text:s/>+ 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f mapintcounter == 2: osmap(Maplocationxinteger + 0, maplocationyinteger + 1</text:p>
          </table:table-cell>
          <table:table-cell table:style-name="ce1" office:value-type="string" calcext:value-type="string">
            <text:p>if mapintcounter == 3: osmap(Maplocationxinteger + 1, maplocationyinteger + 1</text:p>
          </table:table-cell>
          <table:table-cell office:value-type="string" calcext:value-type="string">
            <text:p>if mapintcounter == 7: osmap(Maplocationxinteger + 2, maplocationyinteger + 1</text:p>
          </table:table-cell>
          <table:table-cell office:value-type="string" calcext:value-type="string">
            <text:p>if mapintcounter == 13: osmap(Maplocationxinteger + 3, maplocationyinteger <text:s/>+ 1</text:p>
          </table:table-cell>
          <table:table-cell office:value-type="string" calcext:value-type="string">
            <text:p>if mapintcounter == 21: osmap(Maplocationxinteger + 4, maplocationyinteger <text:s/>+ 1</text:p>
          </table:table-cell>
          <table:table-cell office:value-type="string" calcext:value-type="string">
            <text:p>if mapintcounter == 31: osmap(Maplocationxinteger + 5, maplocationyinteger <text:s/>+ 1</text:p>
          </table:table-cell>
          <table:table-cell office:value-type="string" calcext:value-type="string">
            <text:p>if mapintcounter == 43: osmap(maplocationxinteger + 6, maplocationyinteger <text:s/>+ 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f mapintcounter == 4: osmap(Maplocationxinteger + 0, maplocationyinteger + 2</text:p>
          </table:table-cell>
          <table:table-cell table:style-name="ce2" office:value-type="string" calcext:value-type="string">
            <text:p>if mapintcounter == 5: osmap(Maplocationxinteger + 1, maplocationyinteger + 2</text:p>
          </table:table-cell>
          <table:table-cell office:value-type="string" calcext:value-type="string">
            <text:p>if mapintcounter == 8: osmap(Maplocationxinteger + 2, maplocationyinteger + 2</text:p>
          </table:table-cell>
          <table:table-cell office:value-type="string" calcext:value-type="string">
            <text:p>if mapintcounter == 14: osmap(Maplocationxinteger + 3, maplocationyinteger <text:s/>+ 2</text:p>
          </table:table-cell>
          <table:table-cell office:value-type="string" calcext:value-type="string">
            <text:p>if mapintcounter == 22: osmap(Maplocationxinteger + 4, maplocationyinteger <text:s/>+ 2</text:p>
          </table:table-cell>
          <table:table-cell office:value-type="string" calcext:value-type="string">
            <text:p>if mapintcounter == 32: osmap(Maplocationxinteger + 5, maplocationyinteger <text:s/>+ 2</text:p>
          </table:table-cell>
          <table:table-cell office:value-type="string" calcext:value-type="string">
            <text:p>if mapintcounter == 44: osmap(maplocationxinteger + 6, maplocationyinteger <text:s/>+ 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f mapintcounter == 9: osmap(Maplocationxinteger + 0, maplocationyinteger + 3</text:p>
          </table:table-cell>
          <table:table-cell table:style-name="ce3" office:value-type="string" calcext:value-type="string">
            <text:p>if mapintcounter == 10: osmap(Maplocationxinteger + 1, maplocationyinteger + 3</text:p>
          </table:table-cell>
          <table:table-cell table:style-name="ce3" office:value-type="string" calcext:value-type="string">
            <text:p>if mapintcounter == 11: osmap(Maplocationxinteger + 2, maplocationyinteger + 3</text:p>
          </table:table-cell>
          <table:table-cell office:value-type="string" calcext:value-type="string">
            <text:p>if mapintcounter == 15: osmap(Maplocationxinteger + 3, maplocationyinteger <text:s/>+ 3</text:p>
          </table:table-cell>
          <table:table-cell office:value-type="string" calcext:value-type="string">
            <text:p>if mapintcounter == 23: osmap(Maplocationxinteger + 4, maplocationyinteger <text:s/>+ 3</text:p>
          </table:table-cell>
          <table:table-cell office:value-type="string" calcext:value-type="string">
            <text:p>if mapintcounter == 33: osmap(Maplocationxinteger + 5, maplocationyinteger <text:s/>+ 3</text:p>
          </table:table-cell>
          <table:table-cell office:value-type="string" calcext:value-type="string">
            <text:p>if mapintcounter == 45: osmap(maplocationxinteger + 6, maplocationyinteger <text:s/>+ 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f mapintcounter == 16: osmap(Maplocationxinteger + 0, maplocationyinteger + 4</text:p>
          </table:table-cell>
          <table:table-cell table:style-name="ce4" office:value-type="string" calcext:value-type="string">
            <text:p>if mapintcounter == 17: osmap(Maplocationxinteger + 1, maplocationyinteger + 4</text:p>
          </table:table-cell>
          <table:table-cell table:style-name="ce4" office:value-type="string" calcext:value-type="string">
            <text:p>if mapintcounter == 18: osmap(Maplocationxinteger + 2, maplocationyinteger + 4</text:p>
          </table:table-cell>
          <table:table-cell table:style-name="ce4" office:value-type="string" calcext:value-type="string">
            <text:p>if mapintcounter == 19: osmap(Maplocationxinteger + 3, maplocationyinteger <text:s/>+ 4</text:p>
          </table:table-cell>
          <table:table-cell office:value-type="string" calcext:value-type="string">
            <text:p>if mapintcounter == 24: osmap(Maplocationxinteger + 4, maplocationyinteger <text:s/>+ 4</text:p>
          </table:table-cell>
          <table:table-cell office:value-type="string" calcext:value-type="string">
            <text:p>if mapintcounter == 34: osmap(Maplocationxinteger + 5, maplocationyinteger <text:s/>+ 4</text:p>
          </table:table-cell>
          <table:table-cell office:value-type="string" calcext:value-type="string">
            <text:p>if mapintcounter == 46: osmap(maplocationxinteger + 6, maplocationyinteger <text:s/>+ 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if mapintcounter == 25: osmap(Maplocationxinteger + 0, maplocationyinteger + 5</text:p>
          </table:table-cell>
          <table:table-cell table:style-name="ce5" office:value-type="string" calcext:value-type="string">
            <text:p>if mapintcounter == 26: osmap(Maplocationxinteger + 1, maplocationyinteger + 5</text:p>
          </table:table-cell>
          <table:table-cell table:style-name="ce5" office:value-type="string" calcext:value-type="string">
            <text:p>if mapintcounter == 27: osmap(Maplocationxinteger + 2, maplocationyinteger + 5</text:p>
          </table:table-cell>
          <table:table-cell table:style-name="ce5" office:value-type="string" calcext:value-type="string">
            <text:p>if mapintcounter == 28: osmap(Maplocationxinteger + 3, maplocationyinteger <text:s/>+ 5</text:p>
          </table:table-cell>
          <table:table-cell table:style-name="ce5" office:value-type="string" calcext:value-type="string">
            <text:p>if mapintcounter == 29: osmap(Maplocationxinteger + 4, maplocationyinteger <text:s/>+ 5</text:p>
          </table:table-cell>
          <table:table-cell office:value-type="string" calcext:value-type="string">
            <text:p>if mapintcounter == 35: osmap(Maplocationxinteger + 5, maplocationyinteger <text:s/>+ 5</text:p>
          </table:table-cell>
          <table:table-cell office:value-type="string" calcext:value-type="string">
            <text:p>if mapintcounter == 47: osmap(maplocationxinteger + 6, maplocationyinteger <text:s/>+ 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f mapintcounter == 36: osmap(Maplocationxinteger + 0, maplocationyinteger + 6</text:p>
          </table:table-cell>
          <table:table-cell table:style-name="ce6" office:value-type="string" calcext:value-type="string">
            <text:p>if mapintcounter == 37: osmap(Maplocationxinteger + 1, maplocationyinteger + 6</text:p>
          </table:table-cell>
          <table:table-cell table:style-name="ce6" office:value-type="string" calcext:value-type="string">
            <text:p>if mapintcounter == 38: osmap(Maplocationxinteger + 2, maplocationyinteger + 6</text:p>
          </table:table-cell>
          <table:table-cell table:style-name="ce6" office:value-type="string" calcext:value-type="string">
            <text:p>if mapintcounter == 39: osmap(Maplocationxinteger + 3, maplocationyinteger <text:s/>+ 6</text:p>
          </table:table-cell>
          <table:table-cell table:style-name="ce6" office:value-type="string" calcext:value-type="string">
            <text:p>if mapintcounter == 40: osmap(Maplocationxinteger + 4, maplocationyinteger <text:s/>+ 6</text:p>
          </table:table-cell>
          <table:table-cell table:style-name="ce6" office:value-type="string" calcext:value-type="string">
            <text:p>if mapintcounter == 41: osmap(Maplocationxinteger + 5, maplocationyinteger <text:s/>+ 6</text:p>
          </table:table-cell>
          <table:table-cell office:value-type="string" calcext:value-type="string">
            <text:p>if mapintcounter == 48: osmap(maplocationxinteger + 6, maplocationyinteger <text:s/>+ 6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f mapintcounter == 49: osmap(Maplocationxinteger + 0, maplocationyinteger + 7</text:p>
          </table:table-cell>
          <table:table-cell table:style-name="ce7" office:value-type="string" calcext:value-type="string">
            <text:p>if mapintcounter == 50: osmap(Maplocationxinteger + 1, maplocationyinteger + 7</text:p>
          </table:table-cell>
          <table:table-cell table:style-name="ce7" office:value-type="string" calcext:value-type="string">
            <text:p>if mapintcounter == 51: osmap(Maplocationxinteger + 2, maplocationyinteger + 7</text:p>
          </table:table-cell>
          <table:table-cell table:style-name="ce7" office:value-type="string" calcext:value-type="string">
            <text:p>if mapintcounter == 52: osmap(Maplocationxinteger + 3, maplocationyinteger <text:s/>+ 7</text:p>
          </table:table-cell>
          <table:table-cell table:style-name="ce7" office:value-type="string" calcext:value-type="string">
            <text:p>if mapintcounter == 53: osmap(Maplocationxinteger + 4, maplocationyinteger <text:s/>+ 7</text:p>
          </table:table-cell>
          <table:table-cell table:style-name="ce7" office:value-type="string" calcext:value-type="string">
            <text:p>if mapintcounter == 54: osmap(Maplocationxinteger + 5, maplocationyinteger <text:s/>+ 7</text:p>
          </table:table-cell>
          <table:table-cell table:style-name="ce7" office:value-type="string" calcext:value-type="string">
            <text:p>if mapintcounter == 55: osmap(maplocationxinteger + 6, maplocationyinteger <text:s/>+ 7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Default" table:number-columns-repeated="7"/>
        </table:table-row>
        <table:table-row table:style-name="ro2">
          <table:table-cell office:value-type="string" calcext:value-type="string">
            <text:p>55 Reihen sind fertig</text:p>
          </table:table-cell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2T09:15:16.910000000</meta:creation-date>
    <dc:date>2020-10-12T10:13:11.106000000</dc:date>
    <meta:editing-duration>PT36M21S</meta:editing-duration>
    <meta:editing-cycles>6</meta:editing-cycles>
    <meta:generator>LibreOffice/7.0.2.2$Windows_X86_64 LibreOffice_project/8349ace3c3162073abd90d81fd06dcfb6b36b994</meta:generator>
    <meta:document-statistic meta:table-count="1" meta:cell-count="57" meta:object-count="0"/>
  </office:meta>
</office:document-meta>
</file>